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0000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0000" draw:textarea-horizontal-align="justify" draw:textarea-vertical-align="middle" draw:auto-grow-height="false" fo:min-height="2.528cm" fo:min-width="2.752cm" style:run-through="foreground"/>
    </style:style>
    <style:style style:name="gr3" style:family="graphic">
      <style:graphic-properties svg:stroke-color="#000000" draw:textarea-horizontal-align="justify" draw:textarea-vertical-align="middle" draw:auto-grow-height="false" fo:min-height="3.221cm" fo:min-width="3.221cm" style:run-through="foreground"/>
    </style:style>
    <style:style style:name="gr4" style:family="graphic">
      <style:graphic-properties svg:stroke-color="#000000" draw:fill-color="#00a933" draw:textarea-horizontal-align="justify" draw:textarea-vertical-align="middle" draw:auto-grow-height="false" fo:min-height="1.235cm" fo:min-width="2.304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DrawObject1" draw:style-name="gr1"><draw:custom-shape draw:name="Alakzat1" draw:style-name="gr2" draw:text-style-name="P1" svg:width="5.504cm" svg:height="5.054cm" svg:x="1.833cm" svg:y="2.5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name="Alakzat2" draw:style-name="gr3" draw:text-style-name="P2" svg:width="4.552cm" svg:height="4.552cm" svg:x="6.199cm" svg:y="6.7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Alakzat3" draw:style-name="gr4" draw:text-style-name="P3" svg:width="4.605cm" svg:height="3.705cm" svg:x="8.289cm" svg:y="2.02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1:35:54.855000000</meta:creation-date>
    <dc:date>2021-07-28T11:37:23.095000000</dc:date>
    <meta:editing-duration>PT1M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0.1$Windows_X86_64 LibreOffice_project/b585d7d90ab863bf29b2d110c174c0c2a98f3ee4</meta:generator>
  </office:meta>
</office:document-meta>
</file>